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style:font-name="LiberationSans" fo:font-size="12pt" style:font-name-asian="LiberationSans" style:font-size-asian="12pt" style:font-name-complex="LiberationSans" style:font-size-complex="12pt"/>
    </style:style>
    <style:style style:name="P2" style:family="paragraph" style:parent-style-name="Standard">
      <style:paragraph-properties fo:line-height="200%" fo:text-align="start" style:justify-single-word="false" style:text-autospace="none"/>
      <style:text-properties style:font-name="LiberationSans" fo:font-size="12pt" style:font-name-asian="LiberationSans" style:font-size-asian="12pt" style:font-name-complex="LiberationSans" style:font-size-complex="12pt"/>
    </style:style>
    <style:style style:name="P3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2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200%" fo:text-align="start" style:justify-single-word="false"/>
    </style:style>
    <style:style style:name="P7" style:family="paragraph" style:parent-style-name="Standard">
      <style:paragraph-properties fo:line-height="200%" style:text-autospace="none"/>
      <style:text-properties style:font-name="LiberationSans" fo:font-size="12pt" style:font-name-asian="LiberationSans" style:font-size-asian="12pt" style:font-name-complex="LiberationSans" style:font-size-complex="12pt"/>
    </style:style>
    <style:style style:name="P8" style:family="paragraph" style:parent-style-name="Standard">
      <style:paragraph-properties fo:line-height="200%" fo:text-align="start" style:justify-single-word="false"/>
    </style:style>
    <style:style style:name="P9" style:family="paragraph" style:parent-style-name="Standard" style:list-style-name="L1">
      <style:paragraph-properties fo:line-height="200%" fo:text-align="start" style:justify-single-word="false"/>
    </style:style>
    <style:style style:name="P10" style:family="paragraph" style:parent-style-name="Standard" style:list-style-name="L2">
      <style:paragraph-properties fo:line-height="200%" fo:text-align="start" style:justify-single-word="false"/>
    </style:style>
    <style:style style:name="P11" style:family="paragraph" style:parent-style-name="Standard" style:list-style-name="L3">
      <style:paragraph-properties fo:line-height="200%" fo:text-align="start" style:justify-single-word="false"/>
    </style:style>
    <style:style style:name="P12" style:family="paragraph" style:parent-style-name="Standard" style:list-style-name="L4">
      <style:paragraph-properties fo:line-height="200%" fo:text-align="start" style:justify-single-word="false"/>
    </style:style>
    <style:style style:name="P13" style:family="paragraph" style:parent-style-name="Standard" style:list-style-name="L5">
      <style:paragraph-properties fo:line-height="200%" fo:text-align="start" style:justify-single-word="false"/>
    </style:style>
    <style:style style:name="P14" style:family="paragraph" style:parent-style-name="Standard" style:list-style-name="L6">
      <style:paragraph-properties fo:line-height="200%" fo:text-align="start" style:justify-single-word="false"/>
    </style:style>
    <style:style style:name="P15" style:family="paragraph" style:parent-style-name="Standard" style:list-style-name="L7">
      <style:paragraph-properties fo:line-height="200%" fo:text-align="start" style:justify-single-word="false"/>
    </style:style>
    <style:style style:name="P16" style:family="paragraph" style:parent-style-name="Standard" style:list-style-name="L8">
      <style:paragraph-properties fo:line-height="200%" fo:text-align="start" style:justify-single-word="false"/>
    </style:style>
    <style:style style:name="P17" style:family="paragraph" style:parent-style-name="Standard" style:list-style-name="L9">
      <style:paragraph-properties fo:line-height="200%" fo:text-align="start" style:justify-single-word="false"/>
    </style:style>
    <style:style style:name="P18" style:family="paragraph" style:parent-style-name="Standard" style:list-style-name="L10">
      <style:paragraph-properties fo:line-height="200%" fo:text-align="start" style:justify-single-word="false"/>
    </style:style>
    <style:style style:name="P19" style:family="paragraph" style:parent-style-name="Standard">
      <style:paragraph-properties fo:line-height="200%" fo:text-align="center" style:justify-single-word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emester and Year : 2012 FALL</text:p>
      <text:p text:style-name="P2">2. Course Number : CS-227</text:p>
      <text:p text:style-name="P2">3. Course Title : Linux &amp; System Software</text:p>
      <text:p text:style-name="P2">4. Work Number : PR-01</text:p>
      <text:p text:style-name="P2">5. Work Name : Presentation DRAFT</text:p>
      <text:p text:style-name="P2">6. Work Version : Version1</text:p>
      <text:p text:style-name="P2">7. Long Date : Thursday, 28, November, 2012</text:p>
      <text:p text:style-name="P7">8. Author(s) Name(s) : Jake Waffle</text:p>
      <text:p text:style-name="P6"/>
      <text:p text:style-name="P4">Introduction</text:p>
      <text:p text:style-name="P5"/>
      <text:p text:style-name="P3">History</text:p>
      <text:list xml:id="list43721874" text:style-name="L1">
        <text:list-item>
          <text:list>
            <text:list-item>
              <text:p text:style-name="P9">I'll briefly mention how LaTeX derives from Tex.</text:p>
            </text:list-item>
            <text:list-item>
              <text:p text:style-name="P9">I also want to just give a general description of what LaTeX is, with emphasis towards it being a programming language.</text:p>
            </text:list-item>
          </text:list>
        </text:list-item>
      </text:list>
      <text:p text:style-name="P6"/>
      <text:p text:style-name="P3">Thesis</text:p>
      <text:list xml:id="list43704727" text:style-name="L2">
        <text:list-item>
          <text:list>
            <text:list-item>
              <text:p text:style-name="P10">I'll be talking about how to use LaTeX for three different tasks: Mathematics, Essays/Research Papers and UML.</text:p>
            </text:list-item>
          </text:list>
        </text:list-item>
      </text:list>
      <text:p text:style-name="P6"/>
      <text:p text:style-name="P4"/>
      <text:p text:style-name="P4"/>
      <text:p text:style-name="P4"/>
      <text:p text:style-name="P4"/>
      <text:p text:style-name="P4"><text:soft-page-break/>Body</text:p>
      <text:p text:style-name="P6"/>
      <text:p text:style-name="P3">Text Editor Versus Compiler</text:p>
      <text:list xml:id="list43707319" text:style-name="L3">
        <text:list-item>
          <text:list>
            <text:list-item>
              <text:p text:style-name="P11">I'll get everyone to download a text editor and the LaTeX compiler.</text:p>
            </text:list-item>
            <text:list-item>
              <text:p text:style-name="P11">Then I'll talk about how a text editor may be linked to the compiler, but is still a separate thing.</text:p>
            </text:list-item>
            <text:list-item>
              <text:p text:style-name="P11">I'll go over how to compile a LaTeX file and convert it to a pdf.</text:p>
            </text:list-item>
          </text:list>
        </text:list-item>
      </text:list>
      <text:p text:style-name="P6"/>
      <text:p text:style-name="P3">Similarities to other Programming Languages</text:p>
      <text:list xml:id="list43708607" text:style-name="L4">
        <text:list-item>
          <text:list>
            <text:list-item>
              <text:p text:style-name="P12">Extensions can be included into a file.</text:p>
            </text:list-item>
          </text:list>
        </text:list-item>
      </text:list>
      <text:list xml:id="list43713184" text:style-name="L5">
        <text:list-item>
          <text:list>
            <text:list-item>
              <text:p text:style-name="P13">An extension can be used by a file if it is in the same directory.</text:p>
            </text:list-item>
          </text:list>
        </text:list-item>
      </text:list>
      <text:p text:style-name="P6"/>
      <text:p text:style-name="P3">Mathematics</text:p>
      <text:list xml:id="list43714703" text:style-name="L6">
        <text:list-item>
          <text:list>
            <text:list-item>
              <text:p text:style-name="P14">I'll be talking about the American Mathematical Society's extensions for LaTeX (amssymb.)</text:p>
            </text:list-item>
          </text:list>
        </text:list-item>
      </text:list>
      <text:list xml:id="list43722943" text:style-name="L7">
        <text:list-item>
          <text:list>
            <text:list-item>
              <text:p text:style-name="P15">How are equations written in LaTeX.</text:p>
            </text:list-item>
            <text:list-item>
              <text:p text:style-name="P15">How are special symbols used.</text:p>
            </text:list-item>
          </text:list>
        </text:list-item>
      </text:list>
      <text:p text:style-name="P6"/>
      <text:p text:style-name="P3">Essays</text:p>
      <text:list xml:id="list43697195" text:style-name="L8">
        <text:list-item>
          <text:list>
            <text:list-item>
              <text:p text:style-name="P16">I'll basically show how to use the preset template that handles the formatting.</text:p>
            </text:list-item>
            <text:list-item>
              <text:p text:style-name="P16">And how to do all the things that a student might need for a school paper.</text:p>
            </text:list-item>
          </text:list>
        </text:list-item>
      </text:list>
      <text:p text:style-name="P6"/>
      <text:p text:style-name="P3">UML</text:p>
      <text:list xml:id="list43714593" text:style-name="L9">
        <text:list-item>
          <text:list>
            <text:list-item>
              <text:p text:style-name="P17">I found this MetaUML extension and I would like to go over how to use LaTeX to create visual representations for one's program.</text:p>
            </text:list-item>
            <text:list-item>
              <text:p text:style-name="P17"><text:soft-page-break/>I really want to hit how to display classes and also show the general flow of code in a program.</text:p>
            </text:list-item>
          </text:list>
        </text:list-item>
      </text:list>
      <text:p text:style-name="P6"/>
      <text:p text:style-name="P4">Conclusion</text:p>
      <text:p text:style-name="P3"/>
      <text:p text:style-name="P3">Restating the Thesis (with suggestions for what to use the learned skills for)</text:p>
      <text:list xml:id="list43719425" text:style-name="L10">
        <text:list-item>
          <text:list>
            <text:list-item>
              <text:p text:style-name="P18">Here I'd like to tell everyone that they may be able to use LaTeX for their math assignments (as Brian and Dan are familiar with LaTeX.)</text:p>
            </text:list-item>
            <text:list-item>
              <text:p text:style-name="P18">It can be used for designing programs and displaying a representation that isn't harmful to the eye. Which can be good for larger team projects that we will have to be doing in higher-level Computer Science classes.</text:p>
            </text:list-item>
            <text:list-item>
              <text:p text:style-name="P18">It also can be used for writing papers for English or any other class asking for a research paper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<text:soft-page-break/>References</text:p>
      <text:p text:style-name="P6">http://personality-project.org/revelle/syllabi/205/apa.styl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7T14:19:42.10</meta:creation-date>
    <dc:date>2012-12-02T23:57:36.68</dc:date>
    <meta:editing-duration>PT1H37M33S</meta:editing-duration>
    <meta:editing-cycles>3</meta:editing-cycles>
    <meta:generator>OpenOffice.org/3.3$Win32 OpenOffice.org_project/330m20$Build-9567</meta:generator>
    <dc:creator>Jake Waffle</dc:creator>
    <meta:document-statistic meta:table-count="0" meta:image-count="0" meta:object-count="0" meta:page-count="4" meta:paragraph-count="39" meta:word-count="392" meta:character-count="2148"/>
  </office:meta>
</office:document-meta>
</file>